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11f5de5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11c069e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11f5de5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cbf010" officeooo:paragraph-rsid="011f5de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c862f0" officeooo:paragraph-rsid="011f5de5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style:font-name="Cambria" fo:font-size="6pt" fo:font-weight="normal" officeooo:rsid="00c7336d" officeooo:paragraph-rsid="011f5de5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style:font-name="Cambria" fo:font-size="6pt" fo:font-weight="normal" officeooo:rsid="00cbf010" officeooo:paragraph-rsid="011f5de5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style:font-name="Cambria" fo:font-size="6pt" fo:font-weight="normal" officeooo:rsid="00c862f0" officeooo:paragraph-rsid="011f5de5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dbb536" officeooo:paragraph-rsid="011f5de5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3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Table_20_Contents">
      <style:text-properties officeooo:paragraph-rsid="011f5de5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43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44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45" style:family="paragraph" style:parent-style-name="CV_20_Header">
      <loext:graphic-properties draw:fill="solid" draw:fill-color="#454e5c"/>
      <style:paragraph-properties fo:background-color="#454e5c"/>
      <style:text-properties fo:font-size="10pt" fo:font-weight="normal" officeooo:rsid="0068d7f1" officeooo:paragraph-rsid="0068d7f1" style:font-size-asian="8.75pt" style:font-weight-asian="normal" style:font-size-complex="10pt" style:font-weight-complex="normal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officeooo:paragraph-rsid="011f5e92"/>
    </style:style>
    <style:style style:name="P48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49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0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1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2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3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54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55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56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57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59" style:family="paragraph">
      <style:paragraph-properties fo:text-align="center"/>
    </style:style>
    <style:style style:name="P60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tyle="italic" officeooo:rsid="006ef40a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59fa2" style:font-weight-asian="normal" style:font-weight-complex="normal"/>
    </style:style>
    <style:style style:name="T9" style:family="text">
      <style:text-properties fo:font-weight="normal" officeooo:rsid="00c3733e" style:font-weight-asian="normal" style:font-weight-complex="normal"/>
    </style:style>
    <style:style style:name="T10" style:family="text">
      <style:text-properties fo:font-weight="normal" officeooo:rsid="00c567ca" style:font-weight-asian="normal" style:font-weight-complex="normal"/>
    </style:style>
    <style:style style:name="T11" style:family="text">
      <style:text-properties fo:font-weight="normal" officeooo:rsid="00c6342f" style:font-weight-asian="normal" style:font-weight-complex="normal"/>
    </style:style>
    <style:style style:name="T12" style:family="text">
      <style:text-properties fo:font-weight="normal" officeooo:rsid="00c7336d" style:font-weight-asian="normal" style:font-weight-complex="normal"/>
    </style:style>
    <style:style style:name="T13" style:family="text">
      <style:text-properties fo:font-weight="normal" officeooo:rsid="00c862f0" style:font-weight-asian="normal" style:font-weight-complex="normal"/>
    </style:style>
    <style:style style:name="T14" style:family="text">
      <style:text-properties fo:font-weight="normal" officeooo:rsid="00ca06a8" style:font-weight-asian="normal" style:font-weight-complex="normal"/>
    </style:style>
    <style:style style:name="T15" style:family="text">
      <style:text-properties fo:font-weight="normal" officeooo:rsid="00ca57b6" style:font-weight-asian="normal" style:font-weight-complex="normal"/>
    </style:style>
    <style:style style:name="T16" style:family="text">
      <style:text-properties fo:font-weight="normal" officeooo:rsid="00cbf010" style:font-weight-asian="normal" style:font-weight-complex="normal"/>
    </style:style>
    <style:style style:name="T17" style:family="text">
      <style:text-properties fo:font-weight="normal" officeooo:rsid="00cd0718" style:font-weight-asian="normal" style:font-weight-complex="normal"/>
    </style:style>
    <style:style style:name="T18" style:family="text">
      <style:text-properties fo:font-weight="normal" officeooo:rsid="00d2afd5" style:font-weight-asian="normal" style:font-weight-complex="normal"/>
    </style:style>
    <style:style style:name="T19" style:family="text">
      <style:text-properties fo:font-weight="normal" officeooo:rsid="00da3a89" style:font-weight-asian="normal" style:font-weight-complex="normal"/>
    </style:style>
    <style:style style:name="T20" style:family="text">
      <style:text-properties fo:font-weight="normal" officeooo:rsid="00dbb536" style:font-weight-asian="normal" style:font-weight-complex="normal"/>
    </style:style>
    <style:style style:name="T21" style:family="text">
      <style:text-properties fo:font-weight="normal" officeooo:rsid="00dcc73f" style:font-weight-asian="normal" style:font-weight-complex="normal"/>
    </style:style>
    <style:style style:name="T22" style:family="text">
      <style:text-properties fo:font-weight="normal" officeooo:rsid="00dd060c" style:font-weight-asian="normal" style:font-weight-complex="normal"/>
    </style:style>
    <style:style style:name="T23" style:family="text">
      <style:text-properties fo:font-weight="normal" officeooo:rsid="00dde425" style:font-weight-asian="normal" style:font-weight-complex="normal"/>
    </style:style>
    <style:style style:name="T24" style:family="text">
      <style:text-properties fo:font-weight="normal" officeooo:rsid="00dfb959" style:font-weight-asian="normal" style:font-weight-complex="normal"/>
    </style:style>
    <style:style style:name="T25" style:family="text">
      <style:text-properties fo:font-weight="normal" officeooo:rsid="00e19f9e" style:font-weight-asian="normal" style:font-weight-complex="normal"/>
    </style:style>
    <style:style style:name="T26" style:family="text">
      <style:text-properties fo:font-weight="normal" officeooo:rsid="00e8ac98" style:font-weight-asian="normal" style:font-weight-complex="normal"/>
    </style:style>
    <style:style style:name="T27" style:family="text">
      <style:text-properties fo:font-weight="normal" officeooo:rsid="00ea7066" style:font-weight-asian="normal" style:font-weight-complex="normal"/>
    </style:style>
    <style:style style:name="T28" style:family="text">
      <style:text-properties fo:font-weight="normal" officeooo:rsid="00ebf1b9" style:font-weight-asian="normal" style:font-weight-complex="normal"/>
    </style:style>
    <style:style style:name="T29" style:family="text">
      <style:text-properties fo:font-weight="normal" officeooo:rsid="00ed23a6" style:font-weight-asian="normal" style:font-weight-complex="normal"/>
    </style:style>
    <style:style style:name="T30" style:family="text">
      <style:text-properties fo:font-weight="normal" officeooo:rsid="00ef61e7" style:font-weight-asian="normal" style:font-weight-complex="normal"/>
    </style:style>
    <style:style style:name="T31" style:family="text">
      <style:text-properties fo:font-weight="normal" officeooo:rsid="00f0f38c" style:font-weight-asian="normal" style:font-weight-complex="normal"/>
    </style:style>
    <style:style style:name="T32" style:family="text">
      <style:text-properties fo:font-weight="normal" officeooo:rsid="0117103b" style:font-weight-asian="normal" style:font-weight-complex="normal"/>
    </style:style>
    <style:style style:name="T33" style:family="text">
      <style:text-properties fo:font-weight="normal" officeooo:rsid="011d1e1e" style:font-weight-asian="normal" style:font-weight-complex="normal"/>
    </style:style>
    <style:style style:name="T34" style:family="text">
      <style:text-properties fo:font-weight="normal" officeooo:rsid="011da33d" style:font-weight-asian="normal" style:font-weight-complex="normal"/>
    </style:style>
    <style:style style:name="T35" style:family="text">
      <style:text-properties fo:font-weight="normal" officeooo:rsid="011db61b" style:font-weight-asian="normal" style:font-weight-complex="normal"/>
    </style:style>
    <style:style style:name="T36" style:family="text">
      <style:text-properties fo:font-weight="normal" officeooo:rsid="011f5665" style:font-weight-asian="normal" style:font-weight-complex="normal"/>
    </style:style>
    <style:style style:name="T37" style:family="text">
      <style:text-properties fo:font-weight="normal" officeooo:rsid="01219c85" style:font-weight-asian="normal" style:font-weight-complex="normal"/>
    </style:style>
    <style:style style:name="T38" style:family="text">
      <style:text-properties fo:font-weight="normal" officeooo:rsid="0121b0c8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style:font-name="Cambria" fo:font-weight="bold" style:font-weight-asian="bold" style:font-weight-complex="bold"/>
    </style:style>
    <style:style style:name="T41" style:family="text">
      <style:text-properties style:font-name="Cambria" fo:font-size="8pt" style:font-size-asian="8pt" style:font-size-complex="8pt"/>
    </style:style>
    <style:style style:name="T42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3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8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9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0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1" style:family="text">
      <style:text-properties style:font-name="Cambria" fo:font-size="8pt" fo:font-weight="bold" officeooo:rsid="00b41172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2" style:family="text">
      <style:text-properties style:font-name="Cambria"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53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5" style:family="text">
      <style:text-properties style:font-name="Cambria" fo:font-size="8pt" fo:font-weight="normal" officeooo:rsid="011f5e92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Brands Regular" style:font-size-asian="8pt" style:font-weight-asian="normal" style:font-name-complex="Font Awesome 5 Brands Regular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fo:font-size="8pt" officeooo:rsid="00b41172" style:font-name-asian="Font Awesome 5 Free Regular" style:font-size-asian="7pt" style:font-name-complex="Font Awesome 5 Free Regular" style:font-size-complex="8pt"/>
    </style:style>
    <style:style style:name="T59" style:family="text">
      <style:text-properties style:font-name="Cambria" fo:font-size="8pt" officeooo:rsid="010a5b88" style:font-name-asian="Font Awesome 5 Free Regular" style:font-size-asian="7pt" style:font-name-complex="Font Awesome 5 Free Regular" style:font-size-complex="8pt"/>
    </style:style>
    <style:style style:name="T60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61" style:family="text">
      <style:text-properties style:font-name="Cambria" officeooo:rsid="00b3d181" style:font-name-asian="Font Awesome 5 Free Solid" style:font-name-complex="Font Awesome 5 Free Solid"/>
    </style:style>
    <style:style style:name="T62" style:family="text">
      <style:text-properties style:font-name="Cambria" fo:font-size="10pt" fo:font-weight="normal" officeooo:rsid="00a9f8c3" style:font-size-asian="10pt" style:font-weight-asian="normal" style:font-size-complex="10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9" style:family="text">
      <style:text-properties officeooo:rsid="00a59fa2"/>
    </style:style>
    <style:style style:name="T70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71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72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73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74" style:family="text">
      <style:text-properties style:font-name="Font Awesome 5 Free Solid" officeooo:rsid="00b3d181" style:font-name-asian="Font Awesome 5 Free Solid" style:font-name-complex="Font Awesome 5 Free Solid"/>
    </style:style>
    <style:style style:name="T75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6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7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8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9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80" style:family="text">
      <style:text-properties officeooo:rsid="00b0746f" style:font-name-asian="Font Awesome 5 Brands Regular" style:font-name-complex="Font Awesome 5 Brands Regular"/>
    </style:style>
    <style:style style:name="T81" style:family="text">
      <style:text-properties officeooo:rsid="00b3d181" style:font-name-asian="Font Awesome 5 Brands Regular" style:font-name-complex="Font Awesome 5 Brands Regular"/>
    </style:style>
    <style:style style:name="T82" style:family="text">
      <style:text-properties officeooo:rsid="00e3c31b" style:font-name-asian="Font Awesome 5 Brands Regular" style:font-name-complex="Font Awesome 5 Brands Regular"/>
    </style:style>
    <style:style style:name="T83" style:family="text">
      <style:text-properties fo:color="#0066cc"/>
    </style:style>
    <style:style style:name="T84" style:family="text">
      <style:text-properties fo:color="#0066cc" fo:font-weight="bold" officeooo:rsid="007e0d58" style:font-weight-asian="bold" style:font-weight-complex="bold"/>
    </style:style>
    <style:style style:name="T85" style:family="text">
      <style:text-properties fo:color="#0066cc" fo:font-weight="bold" officeooo:rsid="0095b443" style:font-weight-asian="bold" style:font-weight-complex="bold"/>
    </style:style>
    <style:style style:name="T86" style:family="text">
      <style:text-properties fo:color="#0066cc" officeooo:rsid="00c3733e"/>
    </style:style>
    <style:style style:name="T87" style:family="text">
      <style:text-properties fo:color="#0066cc" officeooo:rsid="00c7336d"/>
    </style:style>
    <style:style style:name="T88" style:family="text">
      <style:text-properties fo:color="#0066cc" officeooo:rsid="00cbf010"/>
    </style:style>
    <style:style style:name="T89" style:family="text">
      <style:text-properties fo:color="#0066cc" officeooo:rsid="00da3a89"/>
    </style:style>
    <style:style style:name="T90" style:family="text">
      <style:text-properties fo:color="#0066cc" officeooo:rsid="00a59fa2"/>
    </style:style>
    <style:style style:name="T91" style:family="text">
      <style:text-properties fo:color="#0066cc" officeooo:rsid="0112cdd5"/>
    </style:style>
    <style:style style:name="T92" style:family="text">
      <style:text-properties fo:color="#0066cc" officeooo:rsid="011c3e0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75ec75" style:font-weight-asian="bold" style:font-weight-complex="bold"/>
    </style:style>
    <style:style style:name="T95" style:family="text">
      <style:text-properties officeooo:rsid="00c3733e"/>
    </style:style>
    <style:style style:name="T96" style:family="text">
      <style:text-properties officeooo:rsid="00cd0718"/>
    </style:style>
    <style:style style:name="T97" style:family="text">
      <style:text-properties officeooo:rsid="00d3f7ab"/>
    </style:style>
    <style:style style:name="T98" style:family="text">
      <style:text-properties officeooo:rsid="00d45474"/>
    </style:style>
    <style:style style:name="T99" style:family="text">
      <style:text-properties officeooo:rsid="00e4ae0f"/>
    </style:style>
    <style:style style:name="T100" style:family="text">
      <style:text-properties officeooo:rsid="00ea049a"/>
    </style:style>
    <style:style style:name="T101" style:family="text">
      <style:text-properties officeooo:rsid="00f5bcb3"/>
    </style:style>
    <style:style style:name="T102" style:family="text">
      <style:text-properties officeooo:rsid="00f83f2f"/>
    </style:style>
    <style:style style:name="T103" style:family="text">
      <style:text-properties officeooo:rsid="01094c72"/>
    </style:style>
    <style:style style:name="T104" style:family="text">
      <style:text-properties officeooo:rsid="00d58ca1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6"/>
        <text:p text:style-name="P43"><text:s/><text:span text:style-name="T40">Alexander van Klaveren<text:tab/><text:tab/><text:tab/></text:span><text:span text:style-name="T77"></text:span><text:span text:style-name="T50"> </text:span><text:span text:style-name="T58">Spantenz</text:span><text:span text:style-name="T59">e</text:span><text:span text:style-name="T58">tter 30, 9611 MS Sappemeer</text:span></text:p>
        <text:p text:style-name="P43"><text:span text:style-name="T51"><text:tab/><text:tab/><text:tab/><text:tab/><text:tab/><text:tab/><text:tab/><text:tab/><text:tab/> <text:s text:c="5"/></text:span><text:span text:style-name="T57">Groningen, The Netherlands</text:span></text:p>
        <text:p text:style-name="P42"><text:s text:c="2"/>Full Stack Developer</text:p>
        <text:p text:style-name="P44"><text:span text:style-name="T62"><text:s text:c="2"/><text:tab/><text:tab/><text:tab/><text:tab/><text:tab/><text:tab/><text:tab/><text:tab/><text:tab/></text:span><text:span text:style-name="T71"></text:span><text:span text:style-name="T52"> <text:s/></text:span><text:a xlink:type="simple" xlink:href="https://www.linkedin.com/in/alexander-van-klaveren-06b49228" text:style-name="Internet_20_link" text:visited-style-name="Visited_20_Internet_20_Link"><text:span text:style-name="T56">alexander-van-klaveren-06b49228</text:span></text:a></text:p>
        <text:p text:style-name="P40"/>
        <text:p text:style-name="P47"><text:span text:style-name="T53"><text:s text:c="2"/></text:span><text:span text:style-name="T73"></text:span><text:span text:style-name="T72"> </text:span><text:a xlink:type="simple" xlink:href="mailto:alvanklaveren@alvanklaveren.com" text:style-name="Internet_20_link" text:visited-style-name="Visited_20_Internet_20_Link"><text:span text:style-name="T55">alvanklaveren@alvanklaveren.com</text:span></text:a><text:span text:style-name="T53"><text:tab/><text:tab/><text:tab/><text:tab/><text:tab/></text:span><text:span text:style-name="T78"></text:span><text:span text:style-name="T49"> </text:span><text:span text:style-name="T54">https://alvanklaveren.com</text:span></text:p>
        <text:p text:style-name="P41"/>
        <text:p text:style-name="P39"><text:span text:style-name="T60"><text:s text:c="2"/></text:span><text:span text:style-name="T77"></text:span><text:span text:style-name="T75"> </text:span><text:span text:style-name="T61">+31 (0)6 431 80308</text:span><text:span text:style-name="T75"><text:tab/><text:tab/><text:tab/><text:tab/><text:tab/><text:tab/><text:tab/></text:span><text:span text:style-name="T79"></text:span><text:span text:style-name="T80"> <text:s/></text:span><text:span text:style-name="T82">A </text:span><text:span text:style-name="T76"></text:span><text:span text:style-name="T81"> <text:s text:c="2"/>B </text:span><text:span text:style-name="T74"></text:span></text:p>
        <text:p text:style-name="P40"><text:tab/><text:tab/></text:p>
        <text:p text:style-name="P45"/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3"/>
            <text:p text:style-name="P17">Profile</text:p>
            <text:p text:style-name="P35">Developing software in close contact with end users <text:span text:style-name="T98">i</text:span>s <text:span text:style-name="T98">still</text:span> an absolute joy for me. <text:span text:style-name="T104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34"/>
            <text:p text:style-name="P34">I am eager to learn new things and <text:span text:style-name="T102">always</text:span> invest <text:span text:style-name="T97">time</text:span> at home <text:span text:style-name="T97">to familiarize myself with</text:span> <text:span text:style-name="T101">new technologies and paradigms. </text:span><text:s/></text:p>
            <text:p text:style-name="P32"/>
            <text:p text:style-name="P18"/>
            <text:p text:style-name="P16">Experience</text:p>
            <text:p text:style-name="P22"><text:span text:style-name="T83">20</text:span><text:span text:style-name="T86">19</text:span><text:span text:style-name="T83"> – </text:span><text:span text:style-name="T86">present</text:span><text:span text:style-name="T95"><text:tab/>Front- and backend developer</text:span><text:span text:style-name="T9"> at Maccs International BV </text:span><text:span text:style-name="T14">(Vista Group)</text:span><text:span text:style-name="T9">. Working on </text:span></text:p>
            <text:p text:style-name="P36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2"><text:span text:style-name="T26">Groningen</text:span><text:span text:style-name="T9"><text:tab/><text:tab/></text:span><text:span text:style-name="T13">developed using Java (spring-boot) and MariaDB</text:span><text:span text:style-name="T9">. In an agile </text:span><text:span text:style-name="T13">e</text:span><text:span text:style-name="T9">nvironment </text:span><text:span text:style-name="T18">(continuous</text:span></text:p>
            <text:p text:style-name="P22"><text:span text:style-name="T18"><text:tab/><text:tab/>delivery) I, and we</text:span><text:span text:style-name="T10"> </text:span><text:span text:style-name="T18">as a </text:span><text:span text:style-name="T10">team, </text:span><text:span text:style-name="T9">interact </text:span><text:span text:style-name="T10">closely with each other and</text:span><text:span text:style-name="T9"> our </text:span><text:span text:style-name="T11">end-users</text:span><text:span text:style-name="T9"> to</text:span></text:p>
            <text:p text:style-name="P22"><text:span text:style-name="T9"><text:tab/><text:tab/></text:span><text:span text:style-name="T13">q</text:span><text:span text:style-name="T9">uickly respond to the needs of our customers. </text:span><text:span text:style-name="T32">M</text:span><text:span text:style-name="T12">y years of experience </text:span><text:span text:style-name="T37">in developing </text:span></text:p>
            <text:p text:style-name="P22"><text:span text:style-name="T37"><text:tab/><text:tab/>ERP solutions </text:span><text:span text:style-name="T12">help</text:span><text:span text:style-name="T32">s the team </text:span><text:span text:style-name="T12">in </text:span><text:span text:style-name="T32">making d</text:span><text:span text:style-name="T12">ecisions on database and code architecture.</text:span></text:p>
            <text:p text:style-name="P28"/>
            <text:p text:style-name="P28"/>
            <text:p text:style-name="P24"><text:span text:style-name="T87">2</text:span><text:span text:style-name="T83">01</text:span><text:span text:style-name="T88">0</text:span><text:span text:style-name="T83"> – 201</text:span><text:span text:style-name="T91">9</text:span><text:span text:style-name="T7"><text:tab/></text:span><text:span text:style-name="T96">(Lead) Senior </text:span>developer<text:span text:style-name="T7"> </text:span><text:span text:style-name="T14">at Maccs International B.V. (Transparant Constructions).</text:span></text:p>
            <text:p text:style-name="P36"><text:span text:style-name="T65"><text:tab/><text:tab/></text:span><text:span text:style-name="T66">Working on our main product MACCS </text:span><text:span text:style-name="T67">(www.maccs.com)</text:span><text:span text:style-name="T66">, a de</text:span><text:span text:style-name="T68">s</text:span><text:span text:style-name="T66">ktop application for</text:span></text:p>
            <text:p text:style-name="P24"><text:span text:style-name="T26">Ubbena / Groningen</text:span><text:span text:style-name="T14"><text:tab/></text:span><text:span text:style-name="T19">t</text:span><text:span text:style-name="T14">heatrical distribution </text:span><text:span text:style-name="T38">(planning, order, sales, logistics, finance) </text:span><text:span text:style-name="T14">using PowerScript</text:span></text:p>
            <text:p text:style-name="P24"><text:span text:style-name="T14"><text:tab/><text:tab/>(PowerBuilder) and Oracle, </text:span><text:span text:style-name="T33">I t</text:span><text:span text:style-name="T16">ook lead </text:span><text:span text:style-name="T34">of</text:span><text:span text:style-name="T16"> </text:span><text:span text:style-name="T34">the </text:span><text:span text:style-name="T16">majority of projects funded </text:span><text:span text:style-name="T17">b</text:span><text:span text:style-name="T16">y Warner</text:span></text:p>
            <text:p text:style-name="P24"><text:span text:style-name="T16"><text:tab/><text:tab/>Bros and Paramount. </text:span><text:span text:style-name="T35">I t</text:span><text:span text:style-name="T14">rain</text:span><text:span text:style-name="T35">ed</text:span><text:span text:style-name="T14"> and coach</text:span><text:span text:style-name="T35">ed</text:span><text:span text:style-name="T14"> </text:span><text:span text:style-name="T19">c</text:span><text:span text:style-name="T14">olleagues in the </text:span><text:span text:style-name="T16">N</text:span><text:span text:style-name="T14">etherlands and abroad,</text:span></text:p>
            <text:p text:style-name="P24"><text:span text:style-name="T14"><text:tab/><text:tab/></text:span><text:span text:style-name="T35">as well as</text:span><text:span text:style-name="T14"> </text:span><text:span text:style-name="T16">end-users on-site </text:span><text:span text:style-name="T35">during deployments. I</text:span><text:span text:style-name="T16">n the Netherlands and abroad </text:span></text:p>
            <text:p text:style-name="P24"><text:span text:style-name="T16"><text:tab/><text:tab/>(mainly Europe). </text:span><text:span text:style-name="T21">At the end of 2014, I decided to combine work with going back to</text:span></text:p>
            <text:p text:style-name="P24"><text:span text:style-name="T21"><text:tab/><text:tab/>University to get my Master’</text:span><text:span text:style-name="T25">s</text:span><text:span text:style-name="T21"> degree, </text:span><text:span text:style-name="T22">while learning more on service oriented</text:span></text:p>
            <text:p text:style-name="P24"><text:span text:style-name="T22"><text:tab/><text:tab/>architectures and </text:span><text:span text:style-name="T39">I</text:span><text:span text:style-name="T22">nternet security. </text:span><text:span text:style-name="T36">E</text:span><text:span text:style-name="T23">ventually </text:span><text:span text:style-name="T36">I </text:span><text:span text:style-name="T21">mov</text:span><text:span text:style-name="T36">ed</text:span><text:span text:style-name="T23"> </text:span><text:span text:style-name="T21">on </text:span><text:span text:style-name="T22">t</text:span><text:span text:style-name="T21">o </text:span><text:span text:style-name="T35">a</text:span><text:span text:style-name="T21"> new projec</text:span><text:span text:style-name="T24">t</text:span><text:span text:style-name="T21">, at which</text:span></text:p>
            <text:p text:style-name="P24"><text:span text:style-name="T21"><text:tab/><text:tab/>time I </text:span><text:span text:style-name="T36">had</text:span><text:span text:style-name="T21"> t</text:span><text:span text:style-name="T15">ransfer</text:span><text:span text:style-name="T36">red</text:span><text:span text:style-name="T15"> </text:span><text:span text:style-name="T21">my </text:span><text:span text:style-name="T15">knowledge </text:span><text:span text:style-name="T36">to the new</text:span><text:span text:style-name="T35">s</text:span><text:span text:style-name="T15">crum teams (</text:span><text:span text:style-name="T21">(lead) </text:span><text:span text:style-name="T15">developers/</text:span></text:p>
            <text:p text:style-name="P24"><text:span text:style-name="T15"><text:tab/><text:tab/>product owners) to </text:span><text:span text:style-name="T24">e</text:span><text:span text:style-name="T15">ase </text:span><text:span text:style-name="T24">m</text:span><text:span text:style-name="T15">y leave. </text:span></text:p>
            <text:p text:style-name="P29"/>
            <text:p text:style-name="P30"/>
            <text:p text:style-name="P23"><text:span text:style-name="T83">200</text:span><text:span text:style-name="T92">6</text:span><text:span text:style-name="T83"> – 2010</text:span><text:span text:style-name="T7"><text:tab/></text:span>Junior <text:span text:style-name="T100">software developer</text:span><text:span text:style-name="T13"> </text:span><text:span text:style-name="T14">at </text:span><text:span text:style-name="T28">ADG Applications </text:span><text:span text:style-name="T14"><text:s/></text:span><text:span text:style-name="T33">(</text:span><text:span text:style-name="T14">Transparant Constructions).</text:span><text:span text:style-name="T7"> </text:span></text:p>
            <text:p text:style-name="P29"><text:tab/><text:tab/>With a Java background (college), in this period I learned to work with Powerbuilder</text:p>
            <text:p text:style-name="P23"><text:span text:style-name="T27">Ubbena</text:span><text:span text:style-name="T7"><text:tab/><text:tab/>and Oracle, give demos to potential customers, deploy MACCS in various countries</text:span></text:p>
            <text:p text:style-name="P23"><text:span text:style-name="T7"><text:tab/><text:tab/>and train end users. </text:span><text:span text:style-name="T29">I s</text:span><text:span text:style-name="T7">uccesfully implemented a pilot project for Paramount in Spain <text:tab/><text:tab/></text:span><text:span text:style-name="T29">(Madrid)</text:span><text:span text:style-name="T7">, </text:span><text:span text:style-name="T29">getting </text:span><text:span text:style-name="T7">Paramount </text:span><text:span text:style-name="T29">aboard for deployment of MACCS in multiple </text:span><text:span text:style-name="T7">territories. </text:span></text:p>
            <text:p text:style-name="P30"/>
            <text:p text:style-name="P2"/>
            <text:p text:style-name="P23"><text:span text:style-name="T83">200</text:span><text:span text:style-name="T89">2</text:span><text:span text:style-name="T83"> – 200</text:span><text:span text:style-name="T92">6</text:span><text:span text:style-name="T7"><text:tab/></text:span><text:span text:style-name="T19">Fresh out of school, I started at a tax advice agency called Slenema &amp; Co. </text:span><text:span text:style-name="T20">As the only</text:span></text:p>
            <text:p text:style-name="P31"><text:tab/><text:tab/>tech-savvy employee I took care of the network infrastructure and application</text:p>
            <text:p text:style-name="P23"><text:span text:style-name="T27">Roden</text:span><text:span text:style-name="T20"><text:tab/><text:tab/>management. In this period I got some certificates in accounting (LOI Praktijkdiploma</text:span></text:p>
            <text:p text:style-name="P23"><text:span text:style-name="T20"><text:tab/><text:tab/>Boekhouden </text:span><text:span text:style-name="T30">(2004) </text:span><text:span text:style-name="T20">/ LOI Moderne Bedrijfsadministratie </text:span><text:span text:style-name="T30">(2006)</text:span><text:span text:style-name="T20">). In this period I</text:span></text:p>
            <text:p text:style-name="P23"><text:span text:style-name="T20"><text:tab/><text:tab/>developed a time-</text:span><text:span text:style-name="T30">r</text:span><text:span text:style-name="T20">egistration </text:span><text:span text:style-name="T31">tool</text:span><text:span text:style-name="T20"> in Visual Basic for Applications.</text:span></text:p>
            <text:p text:style-name="P3"/>
            <text:p text:style-name="P27"/>
            <text:p text:style-name="P27"/>
            <text:p text:style-name="P27"/>
            <text:p text:style-name="P14">Education</text:p>
            <text:p text:style-name="P21"><text:span text:style-name="T83">20</text:span><text:span text:style-name="T90">15</text:span><text:span text:style-name="T83"> – </text:span><text:span text:style-name="T90">2019</text:span><text:span text:style-name="T69"><text:tab/></text:span><text:span text:style-name="T8">Master of Science – Sofware Engineering (Cum Laude)</text:span></text:p>
            <text:p text:style-name="P25"><text:tab/><text:tab/>Open University Netherlands</text:p>
            <text:p text:style-name="P26"/>
            <text:p text:style-name="P20"><text:span text:style-name="T83">1998 – 2002</text:span> <text:tab/><text:span text:style-name="T7">Bachelor of Science – Software Engineering</text:span></text:p>
            <text:p text:style-name="P26"><text:tab/><text:tab/><text:span text:style-name="T103">Hanze University of Applied Sciences / </text:span>Hanzehogeschool Groningen</text:p>
            <text:p text:style-name="P26"><text:tab/><text:tab/></text:p>
            <text:p text:style-name="P26"/>
            <text:p text:style-name="P26"/>
          </table:table-cell>
          <table:table-cell table:style-name="Table13.B1" office:value-type="string">
            <text:list xml:id="list2036863261" text:style-name="L1">
              <text:list-header>
                <text:p text:style-name="P49"/>
              </text:list-header>
            </text:list>
            <text:p text:style-name="P48"><text:span text:style-name="T84">Skills / </text:span><text:span text:style-name="T85">Proficiencies</text:span></text:p>
            <text:p text:style-name="P7">Languages</text:p>
            <text:list xml:id="list182019776993952" text:continue-numbering="true" text:style-name="L1">
              <text:list-item>
                <text:p text:style-name="P50"><text:span text:style-name="T42">Java </text:span><text:span text:style-name="T43">(</text:span><text:span text:style-name="T42">Spring Boot, Hibernate, Wicke</text:span><text:span text:style-name="T44">t, </text:span><text:span text:style-name="T46">Maven, Git, </text:span><text:span text:style-name="T44">Tomcat</text:span><text:span text:style-name="T43">)</text:span><text:span text:style-name="T41"> <text:s text:c="9"/><text:tab/><text:tab/><text:tab/><text:tab/> <text:s text:c="6"/></text:span><text:span text:style-name="T41"><draw:custom-shape text:anchor-type="as-char" svg:y="-0.052in" draw:z-index="9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0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1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2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3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2"><text:span text:style-name="T5"><text:tab/></text:span><text:span text:style-name="T3">Advanced </text:span></text:p>
              </text:list-item>
            </text:list>
            <text:p text:style-name="P11"/>
            <text:list xml:id="list2247929924" text:style-name="L2">
              <text:list-item>
                <text:p text:style-name="P51"><text:span text:style-name="T43">Typescript (Angular 2), HTML, CSS, Bootstrap</text:span><text:span text:style-name="T41"><text:tab/> <text:s text:c="6"/></text:span><text:span text:style-name="T41"><draw:custom-shape text:anchor-type="as-char" svg:y="-0.052in" draw:z-index="14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5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6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7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8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 text:c="2"/></text:span></text:p>
                <text:p text:style-name="P53"><text:span text:style-name="T5"><text:tab/></text:span><text:span text:style-name="T4">Intermediate </text:span></text:p>
                <text:p text:style-name="P55"/>
              </text:list-item>
            </text:list>
            <text:p text:style-name="P4"><text:span text:style-name="T94">Relational </text:span><text:span text:style-name="T93">Databases</text:span></text:p>
            <text:list xml:id="list182021550732946" text:continue-numbering="true" text:style-name="L2">
              <text:list-item>
                <text:p text:style-name="P56"><text:span text:style-name="T42">Oracle, My</text:span><text:span text:style-name="T43">S</text:span><text:span text:style-name="T42">ql, </text:span><text:span text:style-name="T45">MariaD</text:span><text:span text:style-name="T43">B</text:span><text:span text:style-name="T41"><text:tab/><text:tab/> <text:s text:c="10"/></text:span><text:span text:style-name="T41"><draw:custom-shape text:anchor-type="as-char" svg:y="-0.052in" draw:z-index="20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1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2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3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4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4"><text:span text:style-name="T5"><text:s/><text:tab/> </text:span><text:span text:style-name="T3">Advanced </text:span></text:p>
              </text:list-item>
            </text:list>
            <text:p text:style-name="P38"/>
            <text:p text:style-name="P37"><text:span text:style-name="T48">I</text:span><text:span text:style-name="T47">DE</text:span></text:p>
            <text:list xml:id="list182021368220805" text:continue-numbering="true" text:style-name="L2">
              <text:list-item>
                <text:p text:style-name="P57">Eclipse, IntelliJ, Android Studio</text:p>
              </text:list-item>
            </text:list>
            <text:p text:style-name="P9"/>
            <text:p text:style-name="P9">Operating Systems</text:p>
            <text:list xml:id="list3010857131" text:style-name="L3">
              <text:list-item>
                <text:p text:style-name="P58">Windows <text:s/>/ Linux <text:span text:style-name="T99">(</text:span><text:span text:style-name="T70"></text:span><text:span text:style-name="T99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6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20-04-05T18:20:19.453353384</dc:date>
    <meta:editing-duration>PT10H34M22S</meta:editing-duration>
    <meta:editing-cycles>254</meta:editing-cycles>
    <meta:generator>LibreOffice/6.0.7.3$Linux_X86_64 LibreOffice_project/00m0$Build-3</meta:generator>
    <meta:document-statistic meta:table-count="1" meta:image-count="0" meta:object-count="0" meta:page-count="1" meta:paragraph-count="63" meta:word-count="545" meta:character-count="3789" meta:non-whitespace-character-count="3093"/>
  </office:meta>
</office:document-meta>
</file>